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63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use-window-font-color="true" style:text-outline="false" style:text-line-through-style="none" style:font-name="Times New Roman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 style:data-style-name="N37"/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No de Control</text:p>
          </table:table-cell>
          <table:table-cell office:value-type="string" calcext:value-type="string">
            <text:p>Nombre Completo</text:p>
          </table:table-cell>
          <table:table-cell office:value-type="string" calcext:value-type="string">
            <text:p>Número de Equipo</text:p>
          </table:table-cell>
          <table:table-cell table:style-name="ce2" office:value-type="date" office:date-value="2014-03-18" calcext:value-type="date">
            <text:p>2014-03-18</text:p>
          </table:table-cell>
          <table:table-cell table:style-name="ce2" office:value-type="date" office:date-value="2014-03-19" calcext:value-type="date">
            <text:p>2014-03-19</text:p>
          </table:table-cell>
          <table:table-cell table:style-name="ce2" office:value-type="date" office:date-value="2014-03-20" calcext:value-type="date">
            <text:p>2014-03-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Temas</text:p>
          </table:table-cell>
          <table:table-cell table:style-name="ce5" office:value-type="date" office:date-value="2014-04-01" calcext:value-type="date">
            <text:p>01/04/14</text:p>
          </table:table-cell>
          <table:table-cell table:style-name="ce5" office:value-type="date" office:date-value="2014-04-02" calcext:value-type="date">
            <text:p>02/04/14</text:p>
          </table:table-cell>
          <table:table-cell table:style-name="ce5" office:value-type="date" office:date-value="2014-04-03" calcext:value-type="date">
            <text:p>03/04/14</text:p>
          </table:table-cell>
        </table:table-row>
        <table:table-row table:style-name="ro2">
          <table:table-cell office:value-type="float" office:value="9161138" calcext:value-type="float">
            <text:p>9161138</text:p>
          </table:table-cell>
          <table:table-cell office:value-type="string" calcext:value-type="string">
            <text:p>BOHORQUEZ MEDINA MANUEL ALEJANDRO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9161139" calcext:value-type="float">
            <text:p>9161139</text:p>
          </table:table-cell>
          <table:table-cell office:value-type="string" calcext:value-type="string">
            <text:p>BRAVO GOMEZ GERARD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string" calcext:value-type="string">
            <text:p>CARREÑO ARELLANES JORG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Hidráulico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161144" calcext:value-type="float">
            <text:p>9161144</text:p>
          </table:table-cell>
          <table:table-cell office:value-type="string" calcext:value-type="string">
            <text:p>CARREÑO HERRERA GUADALUPE SOLEDA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nsores óptic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161147" calcext:value-type="float">
            <text:p>9161147</text:p>
          </table:table-cell>
          <table:table-cell office:value-type="string" calcext:value-type="string">
            <text:p>CASTELLANOS MARTINEZ ALDO JESUS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2">
          <table:table-cell office:value-type="float" office:value="9161152" calcext:value-type="float">
            <text:p>9161152</text:p>
          </table:table-cell>
          <table:table-cell office:value-type="string" calcext:value-type="string">
            <text:p>CIH MARTINEZ JUAN MANUEL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161169" calcext:value-type="float">
            <text:p>9161169</text:p>
          </table:table-cell>
          <table:table-cell office:value-type="string" calcext:value-type="string">
            <text:p>FRANCISCO MARTINEZ WALT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cánic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161170" calcext:value-type="float">
            <text:p>9161170</text:p>
          </table:table-cell>
          <table:table-cell office:value-type="string" calcext:value-type="string">
            <text:p>GAMBOA FERNANDEZ KEVIN JAEL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office:value-type="float" office:value="10161763" calcext:value-type="float">
            <text:p>10161763</text:p>
          </table:table-cell>
          <table:table-cell office:value-type="string" calcext:value-type="string">
            <text:p>GARCIA ROJAS JOVANN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10160827" calcext:value-type="float">
            <text:p>10160827</text:p>
          </table:table-cell>
          <table:table-cell office:value-type="string" calcext:value-type="string">
            <text:p>GARCÌA GARCÌA GILBERT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ímic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161181" calcext:value-type="float">
            <text:p>9161181</text:p>
          </table:table-cell>
          <table:table-cell office:value-type="string" calcext:value-type="string">
            <text:p>GAVIÑO GOMEZ DANIEL HUMBERT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9161208" calcext:value-type="float">
            <text:p>9161208</text:p>
          </table:table-cell>
          <table:table-cell office:value-type="string" calcext:value-type="string">
            <text:p>JIMENEZ AQUINO JOSE FRANCISCO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161211" calcext:value-type="float">
            <text:p>9161211</text:p>
          </table:table-cell>
          <table:table-cell office:value-type="string" calcext:value-type="string">
            <text:p>JIMENEZ SIBAJA JAIRO OSM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tros Sensor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161229" calcext:value-type="float">
            <text:p>9161229</text:p>
          </table:table-cell>
          <table:table-cell office:value-type="string" calcext:value-type="string">
            <text:p>MARTINEZ SANCHEZ VALENTI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161231" calcext:value-type="float">
            <text:p>9161231</text:p>
          </table:table-cell>
          <table:table-cell office:value-type="string" calcext:value-type="string">
            <text:p>MARTINEZ VELASCO ALBERTO BONIFACI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ximida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161233" calcext:value-type="float">
            <text:p>9161233</text:p>
          </table:table-cell>
          <table:table-cell office:value-type="string" calcext:value-type="string">
            <text:p>MEDINA REYES MARCO ANTONI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161234" calcext:value-type="float">
            <text:p>9161234</text:p>
          </table:table-cell>
          <table:table-cell office:value-type="string" calcext:value-type="string">
            <text:p>MENDEZ MENDEZ VERONIC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sió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10160871" calcext:value-type="float">
            <text:p>10160871</text:p>
          </table:table-cell>
          <table:table-cell office:value-type="string" calcext:value-type="string">
            <text:p>MORALES MORALES WILLIAM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161242" calcext:value-type="float">
            <text:p>9161242</text:p>
          </table:table-cell>
          <table:table-cell office:value-type="string" calcext:value-type="string">
            <text:p>MORALES PACHECO HECTOR GREGORI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161249" calcext:value-type="float">
            <text:p>9161249</text:p>
          </table:table-cell>
          <table:table-cell office:value-type="string" calcext:value-type="string">
            <text:p>OLIVERA GARCIA DIEG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161268" calcext:value-type="float">
            <text:p>9161268</text:p>
          </table:table-cell>
          <table:table-cell office:value-type="string" calcext:value-type="string">
            <text:p>RAMOS PANTALEON WILLIAMS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10161715" calcext:value-type="float">
            <text:p>10161715</text:p>
          </table:table-cell>
          <table:table-cell office:value-type="string" calcext:value-type="string">
            <text:p>RUIZ GARCIA EDGARDO JES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161289" calcext:value-type="float">
            <text:p>9161289</text:p>
          </table:table-cell>
          <table:table-cell office:value-type="string" calcext:value-type="string">
            <text:p>SANCHEZ GARCIA DIONY SHURIANETH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161292" calcext:value-type="float">
            <text:p>9161292</text:p>
          </table:table-cell>
          <table:table-cell office:value-type="string" calcext:value-type="string">
            <text:p>SANTAELLA GARCIA ARTUR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161298" calcext:value-type="float">
            <text:p>9161298</text:p>
          </table:table-cell>
          <table:table-cell office:value-type="string" calcext:value-type="string">
            <text:p>SANTOS GONZALEZ MIGUEL ANGE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161309" calcext:value-type="float">
            <text:p>9161309</text:p>
          </table:table-cell>
          <table:table-cell office:value-type="string" calcext:value-type="string">
            <text:p>VELASCO HERNANDEZ SAR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"/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ctuador electrónico/eléctric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161311" calcext:value-type="float">
            <text:p>9161311</text:p>
          </table:table-cell>
          <table:table-cell office:value-type="string" calcext:value-type="string">
            <text:p>VICENCIO BOLAÑOS FELIPE DE JESU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161313" calcext:value-type="float">
            <text:p>9161313</text:p>
          </table:table-cell>
          <table:table-cell office:value-type="string" calcext:value-type="string">
            <text:p>ZARATE CASTRO YARID GIOVANNI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"/>
          <table:table-cell table:number-columns-repeated="5"/>
        </table:table-row>
      </table:table>
      <table:named-expressions>
        <table:named-range table:name="HTML_1" table:base-cell-address="$Hoja1.$A$1" table:cell-range-address=".$A$1:.$C$29"/>
        <table:named-range table:name="HTML_all" table:base-cell-address="$Hoja1.$A$1" table:cell-range-address=".$A$1:.$C$29"/>
        <table:named-range table:name="HTML_tables" table:base-cell-address="$Hoja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6">00/00/0000</text:date>, <text:time style:data-style-name="N2" text:time-value="0000-00-00T20:19:49.29263355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Linux_X86_64 LibreOffice_project/dbb87467d9d224568a09b07561d0bf594c7de06</meta:generator>
    <dc:date>2014-04-06T20:20:57.331376950</dc:date>
    <meta:editing-duration>PT11H1M32S</meta:editing-duration>
    <meta:editing-cycles>18</meta:editing-cycles>
    <meta:document-statistic meta:table-count="1" meta:cell-count="303" meta:object-count="0"/>
    <meta:user-defined meta:name="ProgId">Excel.Sheet</meta:user-defined>
  </office:meta>
</office:document-meta>
</file>